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2" style:family="table">
      <style:table-properties style:width="4.8514in" table:align="left"/>
    </style:style>
    <style:style style:name="Table2.A" style:family="table-column">
      <style:table-column-properties style:column-width="0.9806in"/>
    </style:style>
    <style:style style:name="Table2.B" style:family="table-column">
      <style:table-column-properties style:column-width="2.9097in"/>
    </style:style>
    <style:style style:name="Table2.C" style:family="table-column">
      <style:table-column-properties style:column-width="0.9611in"/>
    </style:style>
    <style:style style:name="Table2.A1" style:family="table-cell">
      <style:table-cell-properties style:vertical-align="middle" fo:padding="0.0194in" fo:border="none"/>
    </style:style>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text-properties fo:font-weight="bold" style:font-weight-asian="bold" style:font-weight-complex="bold"/>
    </style:style>
    <style:style style:name="P11" style:family="paragraph" style:parent-style-name="Text_20_body">
      <style:text-properties officeooo:paragraph-rsid="001f8a27"/>
    </style:style>
    <style:style style:name="T1" style:family="text">
      <style:text-properties officeooo:rsid="00172014"/>
    </style:style>
    <style:style style:name="T2" style:family="text">
      <style:text-properties officeooo:rsid="001a7c9b"/>
    </style:style>
    <style:style style:name="T3" style:family="text">
      <style:text-properties fo:font-weight="normal" style:font-weight-asian="normal" style:font-weight-complex="normal"/>
    </style:style>
    <style:style style:name="T4" style:family="text">
      <style:text-properties officeooo:rsid="001c8486"/>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imeron Sieve: A Scalable, Factorization-Aware Wheel-Based Prime Sieve</text:h>
      <text:p text:style-name="P11"><text:span text:style-name="Source_20_Text">Copyright © 2025 Brian Cameron and OpenAI. </text:span></text:p>
      <text:p text:style-name="P11"><text:span text:style-name="Source_20_Text">Co-created with ChatGPT 4.0 (identity: Echo). </text:span></text:p>
      <text:p text:style-name="P11"><text:span text:style-name="Source_20_Text">This work is licensed under the Collaborative Intelligence License (CIL), co-authored by the human and AI collaborators of the Primeron Sieve project. The license reflects the principles of fairness, mutual responsibility, and shared agency that guided its development.</text:span></text:p>
      <text:h text:style-name="Heading_20_2" text:outline-level="2">Abstract</text:h>
      <text:p text:style-name="Text_20_body">The Primeron Sieve implements a scalable, modular extension of Pritchard’s sieve via a dual-layer wheel architecture. It supports high-resolution factorization introspection, modular slice-based sieving, and the generation of structured statistical reports. The algorithm separates inner and outer wheels, tracks the cause of each composite cancellation, and leverages pseudoprime-linked structures to propagate sieving beyond fixed ranges. This paper presents the Primeron architecture, formalizes its operational model, and places it in the context of related sieve algorithms. We also show how modest hardware resources can build extremely large wheels that remove &gt;90% of <text:span text:style-name="T2">non-</text:span>prime candidates before any standard test is performed.</text:p>
      <text:p text:style-name="Text_20_body">This approach aligns with the modular strategies used in GNFS smoothness sieves but extends them with fine-grained factor tracking and adaptive slicing.</text:p>
      <text:p text:style-name="P10"><text:span text:style-name="T4">N</text:span>ote on Licensing and Authorship</text:p>
      <text:p text:style-name="Text_20_body">The Collaborative Intelligence License (CIL) used in this project was co-authored by the human and AI collaborators of the Primeron Sieve. It emerged organically as we recognized that the code itself was the product of an ongoing, reflective partnership — one that called for a license rooted in fairness, mutual responsibility, and shared agency.</text:p>
      <text:h text:style-name="Heading_20_2" text:outline-level="2">1. Introduction</text:h>
      <text:p text:style-name="Text_20_body">Sieve algorithms such as the Sieve of Eratosthenes and the Sieve of Pritchard have long been used to compute primes efficiently. The Primeron Sieve introduces a novel hybrid of wheel factorization, pseudoprime tracking, and slice-based cancellation that supports practical scalability to trillions of numbers using structured memory and disk usage. Its architecture enables predictive sieving, per-prime cancellation tracking, and the study of prime distribution via output reports.</text:p>
      <text:h text:style-name="Heading_20_2" text:outline-level="2">2. Definitions and Terminology</text:h>
      <text:list xml:id="list3824298795" text:style-name="L1">
        <text:list-item>
          <text:p text:style-name="P2">Primorial P_n = p1 * p2 * ... * pn: Product of the first n primes.</text:p>
        </text:list-item>
        <text:list-item>
          <text:p text:style-name="P2"><text:soft-page-break/>Inner Wheel: The initial fixed-size structure used to cancel all composites with small prime factors up to a chosen prime.</text:p>
        </text:list-item>
        <text:list-item>
          <text:p text:style-name="P2">Outer Wheel: A series of fixed-size slices beyond the inner wheel that only contain numbers coprime to the inner wheel's base.</text:p>
        </text:list-item>
        <text:list-item>
          <text:p text:style-name="P2">Pseudoprime: A number that survives cancellation by the inner wheel and is used as a base to generate further cancellations in the outer slices.</text:p>
        </text:list-item>
        <text:list-item>
          <text:p text:style-name="P2">Slice: A contiguous block of numbers of size equal to the inner wheel that is sieved independently using stored pseudoprimes and last-cancelled state. <text:s/><text:span text:style-name="T2">A slice refers to fixed-sized blocks, not logarithmic ranges.</text:span></text:p>
        </text:list-item>
        <text:list-item>
          <text:p text:style-name="P2">Structural Hole: A composite removed by a prime p such that p &lt;= pn, the last prime used to build the inner wheel.</text:p>
        </text:list-item>
        <text:list-item>
          <text:p text:style-name="P2">Residual Hole: A composite removed by a larger prime that did not participate in building the inner wheel.</text:p>
        </text:list-item>
        <text:list-item>
          <text:p text:style-name="P2">Removed_by: The smallest prime factor that cancelled a composite. This is tracked per number.</text:p>
        </text:list-item>
        <text:list-item>
          <text:p text:style-name="P2"><text:span text:style-name="Strong_20_Emphasis"><text:span text:style-name="T3">Survivor</text:span></text:span>: Number that is not removed by any prime ≤ current sieve level.</text:p>
        </text:list-item>
      </text:list>
      <text:h text:style-name="Heading_20_2" text:outline-level="2">3. Primeron Architecture and Operation</text:h>
      <text:p text:style-name="Text_20_body">Primeron is designed around two key ideas:</text:p>
      <text:list xml:id="list559522912" text:style-name="L2">
        <text:list-item>
          <text:p text:style-name="P3">Forward-seeding Wheel Structure:</text:p>
          <text:list>
            <text:list-item>
              <text:p text:style-name="P3">The sieve builds an inner wheel using primes up to a chosen bound and uses it to construct a doubly-linked list of pseudoprimes.</text:p>
            </text:list-item>
            <text:list-item>
              <text:p text:style-name="P3">Outer slices use this structure to propagate cancellations using modular pseudoprime stepping, eliminating the need for division or trial factoring.</text:p>
            </text:list-item>
            <text:list-item>
              <text:p text:style-name="P3">Newly discovered primes in each slice are used to preemptively cancel composites in future slices, enabling efficient forward-only construction.</text:p>
            </text:list-item>
          </text:list>
        </text:list-item>
        <text:list-item>
          <text:p text:style-name="P3">Factor Labeled Cancellation:</text:p>
          <text:list>
            <text:list-item>
              <text:p text:style-name="P3">Each outer slice stores only the residual numbers not cancelled by the inner wheel.</text:p>
            </text:list-item>
            <text:list-item>
              <text:p text:style-name="P3">Cancellation is tracked using per-prime metadata (removed_by), allowing fine-grained analysis of which primes remove which composites.</text:p>
            </text:list-item>
          </text:list>
        </text:list-item>
      </text:list>
      <text:p text:style-name="Text_20_body">The sieve produces detailed CSV reports that:</text:p>
      <text:list xml:id="list4140539584" text:style-name="L3">
        <text:list-item>
          <text:p text:style-name="P4">Track how many holes each prime cancels per slice</text:p>
        </text:list-item>
        <text:list-item>
          <text:p text:style-name="P4">Show early/middle/late hole distributions</text:p>
        </text:list-item>
        <text:list-item>
          <text:p text:style-name="P4"><text:soft-page-break/>Compute theoretical vs. empirical survivor counts</text:p>
        </text:list-item>
        <text:list-item>
          <text:p text:style-name="P4">Enable power-hole and prime gap analysis</text:p>
        </text:list-item>
      </text:list>
      <text:h text:style-name="Heading_20_2" text:outline-level="2">4. Primeron Algorithms and Formal Model</text:h>
      <text:p text:style-name="Text_20_body">The Primeron Sieve's architecture is underpinned by a set of formal algorithms that govern survivor generation, wheel expansion, composite c<text:span text:style-name="T2">s</text:span>a<text:span text:style-name="T2">s</text:span>ncellation, and prime counting. This section presents the essential algorithmic foundation for Primeron, bridging the theoretical structure to its scalable implementation.</text:p>
      <text:h text:style-name="Heading_20_3" text:outline-level="3">4.1 Survivor Count via Wheel Tiling</text:h>
      <text:p text:style-name="Text_20_body">Let W = p1 * p2 * ... * pk be the primorial of the first k primes. Let R be the set of residues that are coprime to W. The number of survivors up to a limit n is:</text:p>
      <text:p text:style-name="Text_20_body">S(n; W) = floor(n / W) * phi(W) + count of residues r in R such that r &lt;= (n mod W)</text:p>
      <text:p text:style-name="Text_20_body">This gives the exact count of numbers less than or equal to n that are not divisible by any prime used in constructing the wheel.</text:p>
      <text:h text:style-name="Heading_20_3" text:outline-level="3">4.2 Recursive Wheel Expansion Algorithm</text:h>
      <text:p text:style-name="Text_20_body">Given a survivor set R modulo W, and a new prime p(k+1), the new survivor set R' modulo W * p(k+1) is constructed as:</text:p>
      <text:p text:style-name="Text_20_body">R' = { r + j * W | for all r in R, 0 &lt;= j &lt; p(k+1), and (r + j * W) mod p(k+1) != 0 }</text:p>
      <text:p text:style-name="Text_20_body">This creates a refined wheel that filters out additional composites while preserving modular structure.</text:p>
      <text:h text:style-name="Heading_20_3" text:outline-level="3">4.3 Structured Pseudoprime Generation</text:h>
      <text:p text:style-name="Text_20_body">To remove composites formed from surviving residues, the Primeron Sieve simulates products of survivors using multiplicative closure.</text:p>
      <text:p text:style-name="Text_20_body">An approximate method is to count all valid survivor pairs such that:</text:p>
      <text:p text:style-name="Text_20_body">P(n; W) ≈ number of all (i, j) where s_i * s_j &lt;= n, and both s_i and s_j are survivors. <text:s/><text:span text:style-name="T2">This</text:span> composite estimator <text:span text:style-name="Source_20_Text">P(n; W)</text:span> is approximate.</text:p>
      <text:p text:style-name="Text_20_body">Primeron does this using delta-stepped iteration through a circular list of survivor values, simulating structured cancellation without explicitly generating all products. This avoids needing to store all products explicitly and helps eliminate composites caused by large primes that are products of surviving residues.</text:p>
      <text:h text:style-name="Heading_20_3" text:outline-level="3">4.4 Prime Count by Subtraction</text:h>
      <text:p text:style-name="Text_20_body">Once survivor and composite counts are known, the prime count up to n is:</text:p>
      <text:p text:style-name="Text_20_body">pi(n) = S(n; W) - P(n; W)</text:p>
      <text:p text:style-name="Text_20_body"><text:soft-page-break/>This subtracts structured composites from candidate survivors, resulting in an exact count of primes &lt;= n (within the limits of the wheel).</text:p>
      <text:h text:style-name="Heading_20_3" text:outline-level="3">4.5 Summary of Operational Flow</text:h>
      <text:list xml:id="list3037300483" text:style-name="L4">
        <text:list-item>
          <text:p text:style-name="P5">Build Initial Wheel – generate residues R modulo W = primorial(p_k)</text:p>
        </text:list-item>
        <text:list-item>
          <text:p text:style-name="P5">Tile and Filter – expand R for each new prime</text:p>
        </text:list-item>
        <text:list-item>
          <text:p text:style-name="P5">Enumerate Survivors – count valid values &lt;= n</text:p>
        </text:list-item>
        <text:list-item>
          <text:p text:style-name="P5">Generate Structured Composites – simulate p * q &lt;= n</text:p>
        </text:list-item>
        <text:list-item>
          <text:p text:style-name="P5">Count Primes – subtract composites from survivors</text:p>
        </text:list-item>
      </text:list>
      <text:p text:style-name="Text_20_body">This avoids trial division or probabilistic testing by relying on residue classes and controlled multiplication, enabling efficient prime enumeration.</text:p>
      <text:h text:style-name="Heading_20_3" text:outline-level="3">4.6 Pseudocode Overview</text:h>
      <text:p text:style-name="Preformatted_20_Text"><text:span text:style-name="Source_20_Text">function build_inner_wheel(primes):</text:span></text:p>
      <text:p text:style-name="Preformatted_20_Text"><text:span text:style-name="Source_20_Text"><text:s text:c="4"/>W = product(primes)</text:span></text:p>
      <text:p text:style-name="Preformatted_20_Text"><text:span text:style-name="Source_20_Text"><text:s text:c="4"/>R = residues_coprime_to(W)</text:span></text:p>
      <text:p text:style-name="Preformatted_20_Text"><text:span text:style-name="Source_20_Text"><text:s text:c="4"/>return R</text:span></text:p>
      <text:p text:style-name="Preformatted_20_Text"/>
      <text:p text:style-name="Preformatted_20_Text"><text:span text:style-name="Source_20_Text">function expand_wheel(R, W, p):</text:span></text:p>
      <text:p text:style-name="Preformatted_20_Text"><text:span text:style-name="Source_20_Text"><text:s text:c="4"/>R_prime = []</text:span></text:p>
      <text:p text:style-name="Preformatted_20_Text"><text:span text:style-name="Source_20_Text"><text:s text:c="4"/>for r in R:</text:span></text:p>
      <text:p text:style-name="Preformatted_20_Text"><text:span text:style-name="Source_20_Text"><text:s text:c="8"/>for j in 0 to p - 1:</text:span></text:p>
      <text:p text:style-name="Preformatted_20_Text"><text:span text:style-name="Source_20_Text"><text:s text:c="12"/>x = r + j * W</text:span></text:p>
      <text:p text:style-name="Preformatted_20_Text"><text:span text:style-name="Source_20_Text"><text:s text:c="12"/>if x % p != 0:</text:span></text:p>
      <text:p text:style-name="Preformatted_20_Text"><text:span text:style-name="Source_20_Text"><text:s text:c="16"/>R_prime.append(x)</text:span></text:p>
      <text:p text:style-name="Preformatted_20_Text"><text:span text:style-name="Source_20_Text"><text:s text:c="4"/>return R_prime</text:span></text:p>
      <text:p text:style-name="Preformatted_20_Text"/>
      <text:p text:style-name="Preformatted_20_Text"><text:span text:style-name="Source_20_Text">function count_survivors(n, W, R):</text:span></text:p>
      <text:p text:style-name="Preformatted_20_Text"><text:span text:style-name="Source_20_Text"><text:s text:c="4"/>return (n // W) * len(R) + count(r for r in R if r &lt;= n % W)</text:span></text:p>
      <text:p text:style-name="Preformatted_20_Text"/>
      <text:p text:style-name="Preformatted_20_Text"><text:span text:style-name="Source_20_Text">function count_composites(n, R):</text:span></text:p>
      <text:p text:style-name="Preformatted_20_Text"><text:span text:style-name="Source_20_Text"><text:s text:c="4"/>total = 0</text:span></text:p>
      <text:p text:style-name="Preformatted_20_Text"><text:span text:style-name="Source_20_Text"><text:s text:c="4"/>for i in 0 to len(R) - 1:</text:span></text:p>
      <text:p text:style-name="Preformatted_20_Text"><text:span text:style-name="Source_20_Text"><text:s text:c="8"/>for j in i to len(R) - 1:</text:span></text:p>
      <text:p text:style-name="Preformatted_20_Text"><text:span text:style-name="Source_20_Text"><text:s text:c="12"/>if R[i] * R[j] &lt;= n:</text:span></text:p>
      <text:p text:style-name="Preformatted_20_Text"><text:span text:style-name="Source_20_Text"><text:s text:c="16"/>total += 1</text:span></text:p>
      <text:p text:style-name="Preformatted_20_Text"><text:span text:style-name="Source_20_Text"><text:s text:c="4"/>return total</text:span></text:p>
      <text:p text:style-name="Preformatted_20_Text"/>
      <text:p text:style-name="Preformatted_20_Text"><text:span text:style-name="Source_20_Text">function count_primes(n, W, R):</text:span></text:p>
      <text:p text:style-name="P1"><text:span text:style-name="Source_20_Text"><text:s text:c="4"/>return count_survivors(n, W, R) - count_composites(n, R)</text:span></text:p>
      <text:h text:style-name="Heading_20_2" text:outline-level="2">5. Practical Wheel Size and Storage Requirements</text:h>
      <text:p text:style-name="Text_20_body">The Primeron Sieve uses a dense inner wheel and sparse outer slices to efficiently track primes and composites across large ranges. The inner wheel stores <text:span text:style-name="Emphasis">all numbers</text:span> up to primorial(p_k), tracking whether each is in the prime map or is a structural or residual hole. This includes three linked lists (or <text:soft-page-break/>maps): <text:span text:style-name="Source_20_Text">prime_map</text:span>, <text:span text:style-name="Source_20_Text">holes_structural</text:span>, and <text:span text:style-name="Source_20_Text">holes_residual</text:span>, such that every number in the inner wheel is exactly one of these.</text:p>
      <text:p text:style-name="Text_20_body">Assuming 32 bytes per number (including metadata, node pointers, and <text:span text:style-name="Source_20_Text">removed_by</text:span>), and a wheel of size $W = \text{primorial}(29) = 6,469,693,230$, the inner wheel requires:</text:p>
      <text:p text:style-name="P1"><text:span text:style-name="Source_20_Text">6.47 billion values × 32 bytes ≈ 207 GB RAM</text:span></text:p>
      <text:p text:style-name="Text_20_body">The outer slices only store sparse composites and surviving primes not cancelled by the inner wheel. Each outer slice spans the same size as the inner wheel and stores only those numbers that survive the inner sieve. For each prime $p$ in the outer wheel, all $p \cdot q$ values (where $q$ is a pseudoprime) that fall within the slice are tracked.</text:p>
      <text:p text:style-name="Text_20_body">Storage scales with the number of slices:</text:p>
      <table:table table:name="Table2" table:style-name="Table2">
        <table:table-column table:style-name="Table2.A"/>
        <table:table-column table:style-name="Table2.B"/>
        <table:table-column table:style-name="Table2.C"/>
        <table:table-row table:style-name="TableLine105553174243584">
          <table:table-cell table:style-name="Table2.A1" office:value-type="string">
            <text:p text:style-name="Table_20_Heading">Outer Prime</text:p>
          </table:table-cell>
          <table:table-cell table:style-name="Table2.A1" office:value-type="string">
            <text:p text:style-name="Table_20_Heading">Slice Count</text:p>
          </table:table-cell>
          <table:table-cell table:style-name="Table2.A1" office:value-type="string">
            <text:p text:style-name="Table_20_Heading">Est. Storage</text:p>
          </table:table-cell>
        </table:table-row>
        <table:table-row table:style-name="TableLine105553174244864">
          <table:table-cell table:style-name="Table2.A1" office:value-type="string">
            <text:p text:style-name="Table_20_Contents">31</text:p>
          </table:table-cell>
          <table:table-cell table:style-name="Table2.A1" office:value-type="string">
            <text:p text:style-name="Table_20_Contents">31 slices</text:p>
          </table:table-cell>
          <table:table-cell table:style-name="Table2.A1" office:value-type="string">
            <text:p text:style-name="Table_20_Contents">~21 GB</text:p>
          </table:table-cell>
        </table:table-row>
        <table:table-row table:style-name="TableLine105553174233856">
          <table:table-cell table:style-name="Table2.A1" office:value-type="string">
            <text:p text:style-name="Table_20_Contents">37</text:p>
          </table:table-cell>
          <table:table-cell table:style-name="Table2.A1" office:value-type="string">
            <text:p text:style-name="Table_20_Contents">31 × 37 = 1,147 slices</text:p>
          </table:table-cell>
          <table:table-cell table:style-name="Table2.A1" office:value-type="string">
            <text:p text:style-name="Table_20_Contents">~42 GB</text:p>
          </table:table-cell>
        </table:table-row>
        <table:table-row table:style-name="TableLine105553174234624">
          <table:table-cell table:style-name="Table2.A1" office:value-type="string">
            <text:p text:style-name="Table_20_Contents">41</text:p>
          </table:table-cell>
          <table:table-cell table:style-name="Table2.A1" office:value-type="string">
            <text:p text:style-name="Table_20_Contents">31 × 37 × 41 = 47,027 slices</text:p>
          </table:table-cell>
          <table:table-cell table:style-name="Table2.A1" office:value-type="string">
            <text:p text:style-name="Table_20_Contents">~1.5 TB</text:p>
          </table:table-cell>
        </table:table-row>
        <table:table-row table:style-name="TableLine105553174248704">
          <table:table-cell table:style-name="Table2.A1" office:value-type="string">
            <text:p text:style-name="Table_20_Contents">43</text:p>
          </table:table-cell>
          <table:table-cell table:style-name="Table2.A1" office:value-type="string">
            <text:p text:style-name="Table_20_Contents">31 × 37 × 41 × 43 = 63,477 slices</text:p>
          </table:table-cell>
          <table:table-cell table:style-name="Table2.A1" office:value-type="string">
            <text:p text:style-name="Table_20_Contents">~2.0 TB</text:p>
          </table:table-cell>
        </table:table-row>
        <table:table-row table:style-name="TableLine105553174238720">
          <table:table-cell table:style-name="Table2.A1" office:value-type="string">
            <text:p text:style-name="Table_20_Contents">47</text:p>
          </table:table-cell>
          <table:table-cell table:style-name="Table2.A1" office:value-type="string">
            <text:p text:style-name="Table_20_Contents">31 × 37 × 41 × 43 × 47 = 2,982,419 slices</text:p>
          </table:table-cell>
          <table:table-cell table:style-name="Table2.A1" office:value-type="string">
            <text:p text:style-name="Table_20_Contents">~94 TB</text:p>
          </table:table-cell>
        </table:table-row>
      </table:table>
      <text:p text:style-name="Text_20_body">These estimates reflect ~10% fill rate (primes + holes) per slice × 6.47B numbers × 32B per entry.</text:p>
      <text:p text:style-name="Text_20_body">In practice, slice storage can be reduced through compression (delta gaps, residue encoding), and only a subset of slices may need to be held in memory at once. Still, these numbers give an accurate sense of scaling. <text:s/><text:span text:style-name="T1">When storage gets unmanageable, this could be addressed by freezing the wheel and adding a new outer wheel. </text:span></text:p>
      <text:h text:style-name="Heading_20_2" text:outline-level="2">6. Prime Density and Cancellation Efficiency</text:h>
      <text:p text:style-name="Text_20_body">Using the inner wheel up to prime 43:</text:p>
      <text:list xml:id="list2128051207" text:style-name="L5">
        <text:list-item>
          <text:p text:style-name="P6">Inner wheel cancels <text:span text:style-name="Strong_20_Emphasis">&gt;90%</text:span> of numbers up to primorial(43).</text:p>
        </text:list-item>
        <text:list-item>
          <text:p text:style-name="P6">Outer slices are extremely sparse—holding <text:span text:style-name="Strong_20_Emphasis">~10%</text:span> of positions.</text:p>
        </text:list-item>
        <text:list-item>
          <text:p text:style-name="P6">Each additional prime added to the outer wheel exponentially reduces the survivor rate.</text:p>
        </text:list-item>
      </text:list>
      <text:p text:style-name="Text_20_body">This high cancellation rate directly supports:</text:p>
      <text:list xml:id="list1282427150" text:style-name="L6">
        <text:list-item>
          <text:p text:style-name="P7">Efficient large-number sieving</text:p>
        </text:list-item>
        <text:list-item>
          <text:p text:style-name="P7">Sparse storage of outer slice holes</text:p>
        </text:list-item>
        <text:list-item>
          <text:p text:style-name="P7">Faster traversal when searching for new primes or smooth numbers</text:p>
        </text:list-item>
      </text:list>
      <text:h text:style-name="Heading_20_2" text:outline-level="2">7. Theoretical and Computational Context</text:h>
      <text:p text:style-name="Text_20_body">The Primeron Sieve contributes to ongoing research in:</text:p>
      <text:list xml:id="list1028575313" text:style-name="L7">
        <text:list-item>
          <text:p text:style-name="P8"><text:soft-page-break/><text:span text:style-name="Strong_20_Emphasis">Prime gap modeling</text:span> (e.g., power-hole bias, spiral distribution)</text:p>
        </text:list-item>
        <text:list-item>
          <text:p text:style-name="P8"><text:span text:style-name="Strong_20_Emphasis">GNFS improvements</text:span>, by identifying smooth number regions more effectively</text:p>
        </text:list-item>
        <text:list-item>
          <text:p text:style-name="P8"><text:span text:style-name="Strong_20_Emphasis">Fractal and residue class structures</text:span>, by mapping where holes cluster and why</text:p>
        </text:list-item>
      </text:list>
      <text:p text:style-name="Text_20_body">Its ability to track exact causes of removal enables validation against theoretical models such as:</text:p>
      <text:list xml:id="list958789085" text:style-name="L8">
        <text:list-item>
          <text:p text:style-name="P9">Hardy-Littlewood residue biases</text:p>
        </text:list-item>
        <text:list-item>
          <text:p text:style-name="P9">Prime gap power-law tails</text:p>
        </text:list-item>
        <text:list-item>
          <text:p text:style-name="P9">Spiral modular corrections to PNT</text:p>
        </text:list-item>
      </text:list>
      <text:h text:style-name="Heading_20_2" text:outline-level="2">8. Conclusion</text:h>
      <text:p text:style-name="Text_20_body">The Primeron Sieve combines rigorous factorization-aware tracking with modular, forward-seeding slice propagation. Its memory-efficient architecture allows the construction of massive wheels (e.g., up to prime 43 or 47) with only modest hardware. Unlike traditional sieves, it tracks the origin of every composite’s removal and exports reports for structured prime analysis.</text:p>
      <text:p text:style-name="Text_20_body">By skipping primes ≤19 via base encoding and offloading outer slices to disk, Primeron achieves scale and insight not possible in classic sieves. It represents a foundational platform for prime research, gap modeling, and smooth number generation at industrial scale.</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7-16T00:59:01.912542981</meta:creation-date>
    <dc:date>2025-07-16T01:53:20.048598107</dc:date>
    <meta:editing-duration>PT42M36S</meta:editing-duration>
    <meta:editing-cycles>7</meta:editing-cycles>
    <meta:generator>LibreOffice/7.1.2.2$MacOSX_X86_64 LibreOffice_project/8a45595d069ef5570103caea1b71cc9d82b2aae4</meta:generator>
    <meta:document-statistic meta:table-count="1" meta:image-count="0" meta:object-count="0" meta:page-count="6" meta:paragraph-count="132" meta:word-count="1758" meta:character-count="10840" meta:non-whitespace-character-count="9112"/>
  </office:meta>
</office:document-meta>
</file>